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 table:number-rows-repeated="1048409">
          <table:table-cell table:number-columns-repeated="1024"/>
        </table:table-row>
        <table:table-row table:style-name="ro1" table:visibility="filter">
          <table:table-cell table:number-columns-repeated="1024"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Egzaminy.A1:Egzaminy.I166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</table:database-range>
        <table:database-range table:name="__Anonymous_Sheet_DB__5" table:target-range-address="Najlepsi.A1:Najlepsi.I1048576">
          <table:filter>
            <table:filter-and>
              <table:filter-condition table:field-number="4" table:data-type="number" table:value="25" table:operator="&gt;"/>
              <table:filter-condition table:field-number="5" table:data-type="number" table:value="25" table:operator="&gt;"/>
              <table:filter-condition table:field-number="6" table:data-type="number" table:value="25" table:operator="&gt;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59:10.31432394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27:04.973281864</dc:date>
    <meta:generator>LibreOffice/5.4.2.2$Linux_X86_64 LibreOffice_project/40m0$Build-2</meta:generator>
    <meta:editing-duration>PT7M16S</meta:editing-duration>
    <meta:editing-cycles>4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